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 Thin" svg:font-family="'Raleway Thin'"/>
    <style:font-face style:name="DejaVu Sans1" svg:font-family="'DejaVu Sans'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Noto Sans CJK TC Black" svg:font-family="'Noto Sans CJK TC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>
      <svg:font-face-src>
        <svg:font-face-uri xlink:href="Fonts/font9.ttf" xlink:type="simple">
          <svg:font-face-format svg:string="truetype"/>
        </svg:font-face-uri>
      </svg:font-face-src>
    </style:font-face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5.09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10.62mm" fo:break-before="auto" style:use-optimal-row-height="false"/>
    </style:style>
    <style:style style:name="ro3" style:family="table-row">
      <style:table-row-properties style:row-height="14.43mm" fo:break-before="auto" style:use-optimal-row-height="fals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22.37mm" fo:break-before="auto" style:use-optimal-row-height="false"/>
    </style:style>
    <style:style style:name="ro6" style:family="table-row">
      <style:table-row-properties style:row-height="10.05mm" fo:break-before="auto" style:use-optimal-row-height="true"/>
    </style:style>
    <style:style style:name="ro7" style:family="table-row">
      <style:table-row-properties style:row-height="14.82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8e6" style:text-align-source="fix" style:repeat-content="false" fo:border="0.11pt solid #000000" style:vertical-align="middle"/>
      <style:paragraph-properties fo:text-align="center"/>
      <style:text-properties style:font-name="Raleway Thin" fo:font-size="25pt" fo:font-weight="normal" style:font-size-asian="25pt" style:font-weight-asian="normal" style:font-size-complex="25pt" style:font-weight-complex="normal"/>
    </style:style>
    <style:style style:name="ce2" style:family="table-cell" style:parent-style-name="Default">
      <style:table-cell-properties fo:background-color="#72e400" style:text-align-source="fix" style:repeat-content="false" fo:border="0.11pt solid #000000" style:vertical-align="middle"/>
      <style:paragraph-properties fo:text-align="center"/>
      <style:text-properties style:font-name="Raleway Thin" fo:font-weight="bold" style:font-weight-asian="bold" style:font-weight-complex="bold"/>
    </style:style>
    <style:style style:name="ce3" style:family="table-cell" style:parent-style-name="Default">
      <style:table-cell-properties fo:background-color="#b8860b" style:text-align-source="fix" style:repeat-content="false" fo:border="0.11pt solid #000000" style:vertical-align="middle"/>
      <style:paragraph-properties fo:text-align="center"/>
      <style:text-properties style:font-name="Raleway Thin" fo:font-weight="bold" style:font-weight-asian="bold" style:font-weight-complex="bold"/>
    </style:style>
    <style:style style:name="ce9" style:family="table-cell" style:parent-style-name="Default">
      <style:table-cell-properties fo:background-color="#b8860b" style:text-align-source="fix" style:repeat-content="false" fo:wrap-option="wrap" fo:border="0.11pt solid #000000" style:vertical-align="middle"/>
      <style:paragraph-properties fo:text-align="center"/>
      <style:text-properties style:font-name="Raleway Thin"/>
    </style:style>
    <style:style style:name="ce5" style:family="table-cell" style:parent-style-name="Default">
      <style:table-cell-properties fo:background-color="#b8860b" style:text-align-source="fix" style:repeat-content="false" fo:wrap-option="wrap" fo:border="0.11pt solid #000000" style:vertical-align="middle"/>
      <style:paragraph-properties fo:text-align="center"/>
      <style:text-properties fo:color="#1f1c1b" style:text-outline="false" style:text-line-through-style="none" style:text-line-through-type="none" style:font-name="Raleway Thi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8860b" style:text-align-source="fix" style:repeat-content="false" fo:wrap-option="wrap" fo:border="0.11pt solid #000000" style:vertical-align="middle"/>
      <style:paragraph-properties fo:text-align="center"/>
      <style:text-properties style:font-name="Raleway Thin" fo:font-size="10pt" style:font-size-asian="10pt" style:font-size-complex="10pt"/>
    </style:style>
    <style:style style:name="ce7" style:family="table-cell" style:parent-style-name="Default">
      <style:table-cell-properties fo:background-color="#fff200" style:text-align-source="fix" style:repeat-content="false" fo:border="0.11pt solid #000000" style:vertical-align="middle"/>
      <style:paragraph-properties fo:text-align="center"/>
      <style:text-properties style:font-name="Noto Sans CJK TC Black" fo:font-size="20pt" style:font-size-asian="20pt" style:font-size-complex="20pt"/>
    </style:style>
    <style:style style:name="ce13" style:family="table-cell" style:parent-style-name="Default">
      <style:text-properties style:font-name="Raleway Thin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number-columns-repeated="3" table:default-cell-style-name="ce9"/>
        <table:table-column table:style-name="co5" table:default-cell-style-name="ce7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Requisito</text:p>
          </table:table-cell>
          <table:table-cell table:style-name="ce1" office:value-type="string" calcext:value-type="string">
            <text:p>Tipologia</text:p>
          </table:table-cell>
          <table:table-cell table:style-name="ce1" office:value-type="string" calcext:value-type="string">
            <text:p>Priorità</text:p>
          </table:table-cell>
          <table:table-cell table:style-name="ce1" office:value-type="string" calcext:value-type="string" table:number-columns-spanned="3" table:number-rows-spanned="1">
            <text:p>Definizione</text:p>
          </table:table-cell>
          <table:covered-table-cell table:number-columns-repeated="2" table:style-name="ce1"/>
          <table:table-cell table:style-name="ce1" office:value-type="string" calcext:value-type="string">
            <text:p>Completato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cnologico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l programma controlla le parole digitate da un dizionario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L’interfaccia del gioco presenta 7 bottoni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 bottoni sono inizializzati con lettere casuali appartenenti ad una parola, estratta casualmente dal dizionario, di sette lettere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Quando l’utente compone una parola contenuta nel dizionario essa deve essere scritta nella text area a lato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Tecnologico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l punteggio è attribuito in base alla scala: 3lt=1pt, 4lt=2pt, 5lt=4pt, 6lt=7pt, 7lt=11pt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UST</text:p>
          </table:table-cell>
          <table:table-cell table:style-name="ce5" office:value-type="string" calcext:value-type="string" table:number-columns-spanned="3" table:number-rows-spanned="1">
            <text:p>Quando un bottone viene premuto il relativo sfondo cambia colore e la lettera corrispondente viene digitata nella text field</text:p>
          </table:table-cell>
          <table:covered-table-cell table:number-columns-repeated="2" table:style-name="ce6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Uno stesso bottone non può aggiungere la lettera in esso contenuta più di 1 volta</text:p>
          </table:table-cell>
          <table:covered-table-cell table:number-columns-repeated="2" table:style-name="ce6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Le parole già trovate non danno punti.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Quando un pulsante viene premuto nuovamente esso si deseleziona, cancellando la lettera in esso contenuta dalla parola nella text field, tornando al colore originale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Solo l’ultima lettera premuta può essere deselezionata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AY</text:p>
          </table:table-cell>
          <table:table-cell office:value-type="string" calcext:value-type="string" table:number-columns-spanned="3" table:number-rows-spanned="1">
            <text:p>Quando backspace viene premuto l’ultima lettera inserita viene rimossa 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AY</text:p>
          </table:table-cell>
          <table:table-cell office:value-type="string" calcext:value-type="string" table:number-columns-spanned="3" table:number-rows-spanned="1">
            <text:p>Premendo una lettera sulla tastiera si seleziona il relativo bottone, se presente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l gioco ha un tempo limitato; quando scade, il gioco si ferma e restituisce il punteggio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AY</text:p>
          </table:table-cell>
          <table:table-cell office:value-type="string" calcext:value-type="string" table:number-columns-spanned="3" table:number-rows-spanned="1">
            <text:p>Il tempo è impostato in base alla difficoltà. 1 minuto per hard, 1:30 per medium e 2:00 per easy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7">
          <table:table-cell table:formula="of:= [.A15] + 1" office:value-type="float" office:value="15" calcext:value-type="float">
            <text:p>15</text:p>
          </table:table-cell>
          <table:table-cell office:value-type="string" calcext:value-type="string">
            <text:p>Tecnologico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l progetto è sviluppato in linguaggio Java8, utilizzando la libreria JavaFX unita all’editor visuale Scene Builder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table:style-name="ce13"/>
        </table:table-row>
        <table:table-row table:style-name="ro2">
          <table:table-cell table:style-name="Default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 Thin" svg:font-family="'Raleway Thin'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 style:data-style-name="N2" text:time-value="11:22:30.112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1:33:35.266806782</meta:creation-date>
    <meta:generator>LibreOffice/5.4.3.2$Windows_X86_64 LibreOffice_project/92a7159f7e4af62137622921e809f8546db437e5</meta:generator>
    <meta:editing-cycles>78</meta:editing-cycles>
    <meta:editing-duration>PT1H56M20S</meta:editing-duration>
    <dc:date>2018-03-26T11:51:19.627000000</dc:date>
    <meta:document-statistic meta:table-count="1" meta:cell-count="80" meta:object-count="0"/>
  </office:meta>
</office:document-meta>
</file>